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IntenseEmphasis" style:family="text"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</office:automatic-styles>
  <office:body>
    <office:text text:use-soft-page-breaks="true">
      <text:p text:style-name="P1"><text:span text:style-name="T2">Cracking the Zodiac killer's cipher using a hill-climbing algorithm</text:span></text:p>
      <text:p text:style-name="Normal"/>
      <text:p text:style-name="P3">Final Report for CS39440 Major Project</text:p>
      <text:p text:style-name="P4">Author: Alexander Jones (<text:a xlink:href="mailto:aaj10@aber.ac.uk" office:target-frame-name="_top" xlink:show="replace"><text:span text:style-name="Hyperlink">aaj10@aber.ac.uk</text:span></text:a>)</text:p>
      <text:p text:style-name="P5">Supervisor: Richard Jensen (<text:a xlink:href="mailto:aaj10@aber.ac.uk" office:target-frame-name="_top" xlink:show="replace"><text:span text:style-name="Hyperlink">aaj10@aber.ac.uk</text:span></text:a>)</text:p>
      <text:p text:style-name="P6"/>
      <text:p text:style-name="P7">28th February 2017</text:p>
      <text:p text:style-name="P8">Version: 1.0 (Draft)</text:p>
      <text:p text:style-name="P9"/>
      <text:p text:style-name="P10">This report was submitted as partial fulfilment of a BSc degree in Computer Science (G401)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Normal">Department of Computer Science<text:s/></text:p>
      <text:p text:style-name="Normal">Aberystwyth University<text:s/></text:p>
      <text:p text:style-name="Normal">Aberystwyth</text:p>
      <text:p text:style-name="Normal"><text:s/>Ceredigion</text:p>
      <text:p text:style-name="Normal"><text:s/>SY23 3DB<text:s/></text:p>
      <text:p text:style-name="Normal">Wales, UK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vertical-align="baselin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17-03-26T17:17:00Z</meta:creation-date>
    <dc:date>2017-03-26T18:02:00Z</dc:date>
    <meta:template xlink:href="Normal.dotm" xlink:type="simple"/>
    <meta:editing-cycles>5</meta:editing-cycles>
    <meta:editing-duration>PT2700S</meta:editing-duration>
    <meta:document-statistic meta:page-count="2" meta:paragraph-count="1" meta:word-count="78" meta:character-count="526" meta:row-count="3" meta:non-whitespace-character-count="449"/>
  </office:meta>
</office:document-meta>
</file>